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42.5389"/>
          <table:table-cell office:value-type="float" office:value="42.044"/>
          <table:table-cell office:value-type="float" office:value="38.95"/>
          <table:table-cell office:value-type="float" office:value="0.0"/>
          <table:table-cell office:value-type="float" office:value="0.0"/>
          <table:table-cell office:value-type="float" office:value="254.0"/>
          <table:table-cell office:value-type="float" office:value="91868.0"/>
          <table:table-cell office:value-type="float" office:value="686678.0"/>
          <table:table-cell office:value-type="float" office:value="329807.0"/>
          <table:table-cell office:value-type="float" office:value="1195389.0"/>
          <table:table-cell office:value-type="float" office:value="320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87587"/>
          <table:table-cell office:value-type="float" office:value="8.229"/>
          <table:table-cell office:value-type="float" office:value="2.87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2294.0"/>
          <table:table-cell office:value-type="float" office:value="34489.0"/>
          <table:table-cell office:value-type="float" office:value="329807.0"/>
          <table:table-cell office:value-type="float" office:value="1195389.0"/>
          <table:table-cell office:value-type="float" office:value="3218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55419"/>
          <table:table-cell office:value-type="float" office:value="5.084"/>
          <table:table-cell office:value-type="float" office:value="2.95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107.0"/>
          <table:table-cell office:value-type="float" office:value="152900.0"/>
          <table:table-cell office:value-type="float" office:value="239505.0"/>
          <table:table-cell office:value-type="float" office:value="901709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7.8954"/>
          <table:table-cell office:value-type="float" office:value="27.439"/>
          <table:table-cell office:value-type="float" office:value="24.35"/>
          <table:table-cell office:value-type="float" office:value="0.0"/>
          <table:table-cell office:value-type="float" office:value="0.0"/>
          <table:table-cell office:value-type="float" office:value="162.0"/>
          <table:table-cell office:value-type="float" office:value="47870.0"/>
          <table:table-cell office:value-type="float" office:value="432215.0"/>
          <table:table-cell office:value-type="float" office:value="329807.0"/>
          <table:table-cell office:value-type="float" office:value="1195390.0"/>
          <table:table-cell office:value-type="float" office:value="3216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2277"/>
          <table:table-cell office:value-type="float" office:value="4.697"/>
          <table:table-cell office:value-type="float" office:value="1.6"/>
          <table:table-cell office:value-type="float" office:value="1.0"/>
          <table:table-cell office:value-type="float" office:value="0.0"/>
          <table:table-cell office:value-type="float" office:value="11.0"/>
          <table:table-cell office:value-type="float" office:value="1967.0"/>
          <table:table-cell office:value-type="float" office:value="27764.0"/>
          <table:table-cell office:value-type="float" office:value="329807.0"/>
          <table:table-cell office:value-type="float" office:value="1195390.0"/>
          <table:table-cell office:value-type="float" office:value="322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40681"/>
          <table:table-cell office:value-type="float" office:value="4.963"/>
          <table:table-cell office:value-type="float" office:value="2.81"/>
          <table:table-cell office:value-type="float" office:value="1.0"/>
          <table:table-cell office:value-type="float" office:value="0.0"/>
          <table:table-cell office:value-type="float" office:value="34.0"/>
          <table:table-cell office:value-type="float" office:value="6556.0"/>
          <table:table-cell office:value-type="float" office:value="138437.0"/>
          <table:table-cell office:value-type="float" office:value="239505.0"/>
          <table:table-cell office:value-type="float" office:value="901710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3.3992"/>
          <table:table-cell office:value-type="float" office:value="22.885"/>
          <table:table-cell office:value-type="float" office:value="19.77"/>
          <table:table-cell office:value-type="float" office:value="0.0"/>
          <table:table-cell office:value-type="float" office:value="0.0"/>
          <table:table-cell office:value-type="float" office:value="128.0"/>
          <table:table-cell office:value-type="float" office:value="39250.0"/>
          <table:table-cell office:value-type="float" office:value="319583.0"/>
          <table:table-cell office:value-type="float" office:value="329807.0"/>
          <table:table-cell office:value-type="float" office:value="1195389.0"/>
          <table:table-cell office:value-type="float" office:value="3228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5635"/>
          <table:table-cell office:value-type="float" office:value="9.071"/>
          <table:table-cell office:value-type="float" office:value="5.83"/>
          <table:table-cell office:value-type="float" office:value="1.0"/>
          <table:table-cell office:value-type="float" office:value="0.0"/>
          <table:table-cell office:value-type="float" office:value="49.0"/>
          <table:table-cell office:value-type="float" office:value="12055.0"/>
          <table:table-cell office:value-type="float" office:value="83992.0"/>
          <table:table-cell office:value-type="float" office:value="329807.0"/>
          <table:table-cell office:value-type="float" office:value="1195389.0"/>
          <table:table-cell office:value-type="float" office:value="324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82694"/>
          <table:table-cell office:value-type="float" office:value="5.418"/>
          <table:table-cell office:value-type="float" office:value="3.27"/>
          <table:table-cell office:value-type="float" office:value="1.0"/>
          <table:table-cell office:value-type="float" office:value="0.0"/>
          <table:table-cell office:value-type="float" office:value="33.0"/>
          <table:table-cell office:value-type="float" office:value="8321.0"/>
          <table:table-cell office:value-type="float" office:value="143022.0"/>
          <table:table-cell office:value-type="float" office:value="239505.0"/>
          <table:table-cell office:value-type="float" office:value="901709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8.4758"/>
          <table:table-cell office:value-type="float" office:value="17.969"/>
          <table:table-cell office:value-type="float" office:value="14.86"/>
          <table:table-cell office:value-type="float" office:value="0.0"/>
          <table:table-cell office:value-type="float" office:value="0.0"/>
          <table:table-cell office:value-type="float" office:value="110.0"/>
          <table:table-cell office:value-type="float" office:value="28732.0"/>
          <table:table-cell office:value-type="float" office:value="223579.0"/>
          <table:table-cell office:value-type="float" office:value="329807.0"/>
          <table:table-cell office:value-type="float" office:value="1195389.0"/>
          <table:table-cell office:value-type="float" office:value="3196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2042"/>
          <table:table-cell office:value-type="float" office:value="21.707"/>
          <table:table-cell office:value-type="float" office:value="18.49"/>
          <table:table-cell office:value-type="float" office:value="0.0"/>
          <table:table-cell office:value-type="float" office:value="0.0"/>
          <table:table-cell office:value-type="float" office:value="169.0"/>
          <table:table-cell office:value-type="float" office:value="49757.0"/>
          <table:table-cell office:value-type="float" office:value="198763.0"/>
          <table:table-cell office:value-type="float" office:value="329807.0"/>
          <table:table-cell office:value-type="float" office:value="1195389.0"/>
          <table:table-cell office:value-type="float" office:value="324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5"/>
          <table:table-cell office:value-type="float" office:value="4.287"/>
          <table:table-cell office:value-type="float" office:value="2.1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732.0"/>
          <table:table-cell office:value-type="float" office:value="102913.0"/>
          <table:table-cell office:value-type="float" office:value="239505.0"/>
          <table:table-cell office:value-type="float" office:value="901709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62.7747"/>
          <table:table-cell office:value-type="float" office:value="62.309"/>
          <table:table-cell office:value-type="float" office:value="59.12"/>
          <table:table-cell office:value-type="float" office:value="0.0"/>
          <table:table-cell office:value-type="float" office:value="0.0"/>
          <table:table-cell office:value-type="float" office:value="402.0"/>
          <table:table-cell office:value-type="float" office:value="136408.0"/>
          <table:table-cell office:value-type="float" office:value="932494.0"/>
          <table:table-cell office:value-type="float" office:value="329807.0"/>
          <table:table-cell office:value-type="float" office:value="1195390.0"/>
          <table:table-cell office:value-type="float" office:value="320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78578"/>
          <table:table-cell office:value-type="float" office:value="9.212"/>
          <table:table-cell office:value-type="float" office:value="6.17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10876.0"/>
          <table:table-cell office:value-type="float" office:value="135515.0"/>
          <table:table-cell office:value-type="float" office:value="329807.0"/>
          <table:table-cell office:value-type="float" office:value="1195390.0"/>
          <table:table-cell office:value-type="float" office:value="3228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72467"/>
          <table:table-cell office:value-type="float" office:value="5.286"/>
          <table:table-cell office:value-type="float" office:value="3.16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7916.0"/>
          <table:table-cell office:value-type="float" office:value="61780.0"/>
          <table:table-cell office:value-type="float" office:value="239505.0"/>
          <table:table-cell office:value-type="float" office:value="901710.0"/>
          <table:table-cell office:value-type="float" office:value="2383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1.9931"/>
          <table:table-cell office:value-type="float" office:value="11.527"/>
          <table:table-cell office:value-type="float" office:value="8.21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6276.0"/>
          <table:table-cell office:value-type="float" office:value="142804.0"/>
          <table:table-cell office:value-type="float" office:value="358858.0"/>
          <table:table-cell office:value-type="float" office:value="1305217.0"/>
          <table:table-cell office:value-type="float" office:value="339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4157"/>
          <table:table-cell office:value-type="float" office:value="5.263"/>
          <table:table-cell office:value-type="float" office:value="1.76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4073.0"/>
          <table:table-cell office:value-type="float" office:value="25760.0"/>
          <table:table-cell office:value-type="float" office:value="358858.0"/>
          <table:table-cell office:value-type="float" office:value="1305217.0"/>
          <table:table-cell office:value-type="float" office:value="3386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198"/>
          <table:table-cell office:value-type="float" office:value="2.866"/>
          <table:table-cell office:value-type="float" office:value="0.72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43.0"/>
          <table:table-cell office:value-type="float" office:value="44364.0"/>
          <table:table-cell office:value-type="float" office:value="268627.0"/>
          <table:table-cell office:value-type="float" office:value="1011539.0"/>
          <table:table-cell office:value-type="float" office:value="2541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2.1897"/>
          <table:table-cell office:value-type="float" office:value="21.792"/>
          <table:table-cell office:value-type="float" office:value="18.48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7234.0"/>
          <table:table-cell office:value-type="float" office:value="329105.0"/>
          <table:table-cell office:value-type="float" office:value="358858.0"/>
          <table:table-cell office:value-type="float" office:value="1305217.0"/>
          <table:table-cell office:value-type="float" office:value="3377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2136"/>
          <table:table-cell office:value-type="float" office:value="18.688"/>
          <table:table-cell office:value-type="float" office:value="15.56"/>
          <table:table-cell office:value-type="float" office:value="1.0"/>
          <table:table-cell office:value-type="float" office:value="0.0"/>
          <table:table-cell office:value-type="float" office:value="108.0"/>
          <table:table-cell office:value-type="float" office:value="27993.0"/>
          <table:table-cell office:value-type="float" office:value="352616.0"/>
          <table:table-cell office:value-type="float" office:value="358858.0"/>
          <table:table-cell office:value-type="float" office:value="1305217.0"/>
          <table:table-cell office:value-type="float" office:value="338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.16853"/>
          <table:table-cell office:value-type="float" office:value="4.74"/>
          <table:table-cell office:value-type="float" office:value="2.52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309.0"/>
          <table:table-cell office:value-type="float" office:value="109618.0"/>
          <table:table-cell office:value-type="float" office:value="268627.0"/>
          <table:table-cell office:value-type="float" office:value="1011539.0"/>
          <table:table-cell office:value-type="float" office:value="25389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2.0327"/>
          <table:table-cell office:value-type="float" office:value="21.652"/>
          <table:table-cell office:value-type="float" office:value="18.21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40462.0"/>
          <table:table-cell office:value-type="float" office:value="371082.0"/>
          <table:table-cell office:value-type="float" office:value="358858.0"/>
          <table:table-cell office:value-type="float" office:value="1305218.0"/>
          <table:table-cell office:value-type="float" office:value="3378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4084"/>
          <table:table-cell office:value-type="float" office:value="10.867"/>
          <table:table-cell office:value-type="float" office:value="7.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5975.0"/>
          <table:table-cell office:value-type="float" office:value="150463.0"/>
          <table:table-cell office:value-type="float" office:value="358858.0"/>
          <table:table-cell office:value-type="float" office:value="1305218.0"/>
          <table:table-cell office:value-type="float" office:value="3374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.48753"/>
          <table:table-cell office:value-type="float" office:value="5.631"/>
          <table:table-cell office:value-type="float" office:value="3.41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8012.0"/>
          <table:table-cell office:value-type="float" office:value="172330.0"/>
          <table:table-cell office:value-type="float" office:value="268627.0"/>
          <table:table-cell office:value-type="float" office:value="1011540.0"/>
          <table:table-cell office:value-type="float" office:value="25494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0.4936"/>
          <table:table-cell office:value-type="float" office:value="60.147"/>
          <table:table-cell office:value-type="float" office:value="56.73"/>
          <table:table-cell office:value-type="float" office:value="0.0"/>
          <table:table-cell office:value-type="float" office:value="0.0"/>
          <table:table-cell office:value-type="float" office:value="443.0"/>
          <table:table-cell office:value-type="float" office:value="149704.0"/>
          <table:table-cell office:value-type="float" office:value="964560.0"/>
          <table:table-cell office:value-type="float" office:value="358858.0"/>
          <table:table-cell office:value-type="float" office:value="1305219.0"/>
          <table:table-cell office:value-type="float" office:value="3393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398"/>
          <table:table-cell office:value-type="float" office:value="9.618"/>
          <table:table-cell office:value-type="float" office:value="6.47"/>
          <table:table-cell office:value-type="float" office:value="0.0"/>
          <table:table-cell office:value-type="float" office:value="0.0"/>
          <table:table-cell office:value-type="float" office:value="85.0"/>
          <table:table-cell office:value-type="float" office:value="20822.0"/>
          <table:table-cell office:value-type="float" office:value="87401.0"/>
          <table:table-cell office:value-type="float" office:value="358858.0"/>
          <table:table-cell office:value-type="float" office:value="1305219.0"/>
          <table:table-cell office:value-type="float" office:value="3391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1186"/>
          <table:table-cell office:value-type="float" office:value="10.558"/>
          <table:table-cell office:value-type="float" office:value="8.34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21249.0"/>
          <table:table-cell office:value-type="float" office:value="424339.0"/>
          <table:table-cell office:value-type="float" office:value="268627.0"/>
          <table:table-cell office:value-type="float" office:value="1011541.0"/>
          <table:table-cell office:value-type="float" office:value="2532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7.7202"/>
          <table:table-cell office:value-type="float" office:value="17.276"/>
          <table:table-cell office:value-type="float" office:value="13.9"/>
          <table:table-cell office:value-type="float" office:value="0.0"/>
          <table:table-cell office:value-type="float" office:value="0.0"/>
          <table:table-cell office:value-type="float" office:value="93.0"/>
          <table:table-cell office:value-type="float" office:value="27069.0"/>
          <table:table-cell office:value-type="float" office:value="214877.0"/>
          <table:table-cell office:value-type="float" office:value="358858.0"/>
          <table:table-cell office:value-type="float" office:value="1305219.0"/>
          <table:table-cell office:value-type="float" office:value="3377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.76816"/>
          <table:table-cell office:value-type="float" office:value="8.194"/>
          <table:table-cell office:value-type="float" office:value="4.79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521.0"/>
          <table:table-cell office:value-type="float" office:value="50789.0"/>
          <table:table-cell office:value-type="float" office:value="358858.0"/>
          <table:table-cell office:value-type="float" office:value="1305219.0"/>
          <table:table-cell office:value-type="float" office:value="3387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5596"/>
          <table:table-cell office:value-type="float" office:value="5.172"/>
          <table:table-cell office:value-type="float" office:value="2.98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680.0"/>
          <table:table-cell office:value-type="float" office:value="124285.0"/>
          <table:table-cell office:value-type="float" office:value="268627.0"/>
          <table:table-cell office:value-type="float" office:value="1011541.0"/>
          <table:table-cell office:value-type="float" office:value="2523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5.8461"/>
          <table:table-cell office:value-type="float" office:value="15.497"/>
          <table:table-cell office:value-type="float" office:value="14.24"/>
          <table:table-cell office:value-type="float" office:value="0.0"/>
          <table:table-cell office:value-type="float" office:value="0.0"/>
          <table:table-cell office:value-type="float" office:value="142.0"/>
          <table:table-cell office:value-type="float" office:value="45311.0"/>
          <table:table-cell office:value-type="float" office:value="233130.0"/>
          <table:table-cell office:value-type="float" office:value="137042.0"/>
          <table:table-cell office:value-type="float" office:value="479896.0"/>
          <table:table-cell office:value-type="float" office:value="193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3595"/>
          <table:table-cell office:value-type="float" office:value="30.975"/>
          <table:table-cell office:value-type="float" office:value="29.6"/>
          <table:table-cell office:value-type="float" office:value="0.0"/>
          <table:table-cell office:value-type="float" office:value="0.0"/>
          <table:table-cell office:value-type="float" office:value="381.0"/>
          <table:table-cell office:value-type="float" office:value="120421.0"/>
          <table:table-cell office:value-type="float" office:value="421238.0"/>
          <table:table-cell office:value-type="float" office:value="137042.0"/>
          <table:table-cell office:value-type="float" office:value="479896.0"/>
          <table:table-cell office:value-type="float" office:value="195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362"/>
          <table:table-cell office:value-type="float" office:value="2.115"/>
          <table:table-cell office:value-type="float" office:value="1.2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8399.0"/>
          <table:table-cell office:value-type="float" office:value="94021.0"/>
          <table:table-cell office:value-type="float" office:value="84429.0"/>
          <table:table-cell office:value-type="float" office:value="311472.0"/>
          <table:table-cell office:value-type="float" office:value="149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8.6607"/>
          <table:table-cell office:value-type="float" office:value="18.258"/>
          <table:table-cell office:value-type="float" office:value="17.06"/>
          <table:table-cell office:value-type="float" office:value="0.0"/>
          <table:table-cell office:value-type="float" office:value="0.0"/>
          <table:table-cell office:value-type="float" office:value="156.0"/>
          <table:table-cell office:value-type="float" office:value="47732.0"/>
          <table:table-cell office:value-type="float" office:value="282130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6912"/>
          <table:table-cell office:value-type="float" office:value="6.318"/>
          <table:table-cell office:value-type="float" office:value="5.06"/>
          <table:table-cell office:value-type="float" office:value="1.0"/>
          <table:table-cell office:value-type="float" office:value="0.0"/>
          <table:table-cell office:value-type="float" office:value="62.0"/>
          <table:table-cell office:value-type="float" office:value="16311.0"/>
          <table:table-cell office:value-type="float" office:value="101854.0"/>
          <table:table-cell office:value-type="float" office:value="137042.0"/>
          <table:table-cell office:value-type="float" office:value="479896.0"/>
          <table:table-cell office:value-type="float" office:value="1972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0888"/>
          <table:table-cell office:value-type="float" office:value="0.734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63.0"/>
          <table:table-cell office:value-type="float" office:value="1695.0"/>
          <table:table-cell office:value-type="float" office:value="84429.0"/>
          <table:table-cell office:value-type="float" office:value="311472.0"/>
          <table:table-cell office:value-type="float" office:value="149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2.9204"/>
          <table:table-cell office:value-type="float" office:value="12.552"/>
          <table:table-cell office:value-type="float" office:value="11.3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3594.0"/>
          <table:table-cell office:value-type="float" office:value="217082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8405"/>
          <table:table-cell office:value-type="float" office:value="4.601"/>
          <table:table-cell office:value-type="float" office:value="3.33"/>
          <table:table-cell office:value-type="float" office:value="1.0"/>
          <table:table-cell office:value-type="float" office:value="0.0"/>
          <table:table-cell office:value-type="float" office:value="44.0"/>
          <table:table-cell office:value-type="float" office:value="10539.0"/>
          <table:table-cell office:value-type="float" office:value="68707.0"/>
          <table:table-cell office:value-type="float" office:value="137042.0"/>
          <table:table-cell office:value-type="float" office:value="479896.0"/>
          <table:table-cell office:value-type="float" office:value="197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4591"/>
          <table:table-cell office:value-type="float" office:value="0.79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872.0"/>
          <table:table-cell office:value-type="float" office:value="84429.0"/>
          <table:table-cell office:value-type="float" office:value="311472.0"/>
          <table:table-cell office:value-type="float" office:value="1516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0864"/>
          <table:table-cell office:value-type="float" office:value="25.71"/>
          <table:table-cell office:value-type="float" office:value="24.48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85299.0"/>
          <table:table-cell office:value-type="float" office:value="354620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1142"/>
          <table:table-cell office:value-type="float" office:value="2.798"/>
          <table:table-cell office:value-type="float" office:value="1.49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6412.0"/>
          <table:table-cell office:value-type="float" office:value="36826.0"/>
          <table:table-cell office:value-type="float" office:value="137042.0"/>
          <table:table-cell office:value-type="float" office:value="479896.0"/>
          <table:table-cell office:value-type="float" office:value="195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28559"/>
          <table:table-cell office:value-type="float" office:value="0.957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122.0"/>
          <table:table-cell office:value-type="float" office:value="13501.0"/>
          <table:table-cell office:value-type="float" office:value="84429.0"/>
          <table:table-cell office:value-type="float" office:value="311472.0"/>
          <table:table-cell office:value-type="float" office:value="1506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8.3678"/>
          <table:table-cell office:value-type="float" office:value="18.043"/>
          <table:table-cell office:value-type="float" office:value="16.83"/>
          <table:table-cell office:value-type="float" office:value="0.0"/>
          <table:table-cell office:value-type="float" office:value="0.0"/>
          <table:table-cell office:value-type="float" office:value="175.0"/>
          <table:table-cell office:value-type="float" office:value="51278.0"/>
          <table:table-cell office:value-type="float" office:value="326718.0"/>
          <table:table-cell office:value-type="float" office:value="137042.0"/>
          <table:table-cell office:value-type="float" office:value="479896.0"/>
          <table:table-cell office:value-type="float" office:value="197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9449"/>
          <table:table-cell office:value-type="float" office:value="10.566"/>
          <table:table-cell office:value-type="float" office:value="9.27"/>
          <table:table-cell office:value-type="float" office:value="1.0"/>
          <table:table-cell office:value-type="float" office:value="0.0"/>
          <table:table-cell office:value-type="float" office:value="126.0"/>
          <table:table-cell office:value-type="float" office:value="33148.0"/>
          <table:table-cell office:value-type="float" office:value="173165.0"/>
          <table:table-cell office:value-type="float" office:value="137042.0"/>
          <table:table-cell office:value-type="float" office:value="479896.0"/>
          <table:table-cell office:value-type="float" office:value="1949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99119"/>
          <table:table-cell office:value-type="float" office:value="1.65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5901.0"/>
          <table:table-cell office:value-type="float" office:value="72726.0"/>
          <table:table-cell office:value-type="float" office:value="84429.0"/>
          <table:table-cell office:value-type="float" office:value="311472.0"/>
          <table:table-cell office:value-type="float" office:value="149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40.8803"/>
          <table:table-cell office:value-type="float" office:value="40.43"/>
          <table:table-cell office:value-type="float" office:value="37.47"/>
          <table:table-cell office:value-type="float" office:value="0.0"/>
          <table:table-cell office:value-type="float" office:value="0.0"/>
          <table:table-cell office:value-type="float" office:value="284.0"/>
          <table:table-cell office:value-type="float" office:value="99013.0"/>
          <table:table-cell office:value-type="float" office:value="612924.0"/>
          <table:table-cell office:value-type="float" office:value="313564.0"/>
          <table:table-cell office:value-type="float" office:value="1133704.0"/>
          <table:table-cell office:value-type="float" office:value="3120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9992"/>
          <table:table-cell office:value-type="float" office:value="5.164"/>
          <table:table-cell office:value-type="float" office:value="2.27"/>
          <table:table-cell office:value-type="float" office:value="0.0"/>
          <table:table-cell office:value-type="float" office:value="0.0"/>
          <table:table-cell office:value-type="float" office:value="34.0"/>
          <table:table-cell office:value-type="float" office:value="6540.0"/>
          <table:table-cell office:value-type="float" office:value="16443.0"/>
          <table:table-cell office:value-type="float" office:value="313564.0"/>
          <table:table-cell office:value-type="float" office:value="1133704.0"/>
          <table:table-cell office:value-type="float" office:value="311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8872"/>
          <table:table-cell office:value-type="float" office:value="13.389"/>
          <table:table-cell office:value-type="float" office:value="11.58"/>
          <table:table-cell office:value-type="float" office:value="1.0"/>
          <table:table-cell office:value-type="float" office:value="0.0"/>
          <table:table-cell office:value-type="float" office:value="113.0"/>
          <table:table-cell office:value-type="float" office:value="27631.0"/>
          <table:table-cell office:value-type="float" office:value="587188.0"/>
          <table:table-cell office:value-type="float" office:value="223147.0"/>
          <table:table-cell office:value-type="float" office:value="839432.0"/>
          <table:table-cell office:value-type="float" office:value="2311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0.2726"/>
          <table:table-cell office:value-type="float" office:value="19.824"/>
          <table:table-cell office:value-type="float" office:value="16.8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359.0"/>
          <table:table-cell office:value-type="float" office:value="295896.0"/>
          <table:table-cell office:value-type="float" office:value="313564.0"/>
          <table:table-cell office:value-type="float" office:value="1133703.0"/>
          <table:table-cell office:value-type="float" office:value="3114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3741"/>
          <table:table-cell office:value-type="float" office:value="5.291"/>
          <table:table-cell office:value-type="float" office:value="2.27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757.0"/>
          <table:table-cell office:value-type="float" office:value="26270.0"/>
          <table:table-cell office:value-type="float" office:value="313564.0"/>
          <table:table-cell office:value-type="float" office:value="1133703.0"/>
          <table:table-cell office:value-type="float" office:value="313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804"/>
          <table:table-cell office:value-type="float" office:value="2.79"/>
          <table:table-cell office:value-type="float" office:value="0.88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053.0"/>
          <table:table-cell office:value-type="float" office:value="54961.0"/>
          <table:table-cell office:value-type="float" office:value="223147.0"/>
          <table:table-cell office:value-type="float" office:value="839431.0"/>
          <table:table-cell office:value-type="float" office:value="230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7.8883"/>
          <table:table-cell office:value-type="float" office:value="27.429"/>
          <table:table-cell office:value-type="float" office:value="24.43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59060.0"/>
          <table:table-cell office:value-type="float" office:value="464116.0"/>
          <table:table-cell office:value-type="float" office:value="313564.0"/>
          <table:table-cell office:value-type="float" office:value="1133703.0"/>
          <table:table-cell office:value-type="float" office:value="315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.5512"/>
          <table:table-cell office:value-type="float" office:value="34.037"/>
          <table:table-cell office:value-type="float" office:value="31.17"/>
          <table:table-cell office:value-type="float" office:value="1.0"/>
          <table:table-cell office:value-type="float" office:value="0.0"/>
          <table:table-cell office:value-type="float" office:value="249.0"/>
          <table:table-cell office:value-type="float" office:value="72875.0"/>
          <table:table-cell office:value-type="float" office:value="657527.0"/>
          <table:table-cell office:value-type="float" office:value="313564.0"/>
          <table:table-cell office:value-type="float" office:value="1133703.0"/>
          <table:table-cell office:value-type="float" office:value="3131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.9636"/>
          <table:table-cell office:value-type="float" office:value="12.541"/>
          <table:table-cell office:value-type="float" office:value="10.69"/>
          <table:table-cell office:value-type="float" office:value="1.0"/>
          <table:table-cell office:value-type="float" office:value="0.0"/>
          <table:table-cell office:value-type="float" office:value="103.0"/>
          <table:table-cell office:value-type="float" office:value="26408.0"/>
          <table:table-cell office:value-type="float" office:value="490291.0"/>
          <table:table-cell office:value-type="float" office:value="223147.0"/>
          <table:table-cell office:value-type="float" office:value="839431.0"/>
          <table:table-cell office:value-type="float" office:value="2287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07.175"/>
          <table:table-cell office:value-type="float" office:value="106.701"/>
          <table:table-cell office:value-type="float" office:value="103.71"/>
          <table:table-cell office:value-type="float" office:value="0.0"/>
          <table:table-cell office:value-type="float" office:value="0.0"/>
          <table:table-cell office:value-type="float" office:value="764.0"/>
          <table:table-cell office:value-type="float" office:value="280422.0"/>
          <table:table-cell office:value-type="float" office:value="1505651.0"/>
          <table:table-cell office:value-type="float" office:value="313564.0"/>
          <table:table-cell office:value-type="float" office:value="1133703.0"/>
          <table:table-cell office:value-type="float" office:value="3149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3.6282"/>
          <table:table-cell office:value-type="float" office:value="23.124"/>
          <table:table-cell office:value-type="float" office:value="20.23"/>
          <table:table-cell office:value-type="float" office:value="1.0"/>
          <table:table-cell office:value-type="float" office:value="0.0"/>
          <table:table-cell office:value-type="float" office:value="136.0"/>
          <table:table-cell office:value-type="float" office:value="42236.0"/>
          <table:table-cell office:value-type="float" office:value="449558.0"/>
          <table:table-cell office:value-type="float" office:value="313564.0"/>
          <table:table-cell office:value-type="float" office:value="1133703.0"/>
          <table:table-cell office:value-type="float" office:value="3129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97014"/>
          <table:table-cell office:value-type="float" office:value="7.618"/>
          <table:table-cell office:value-type="float" office:value="6.1"/>
          <table:table-cell office:value-type="float" office:value="1.0"/>
          <table:table-cell office:value-type="float" office:value="0.0"/>
          <table:table-cell office:value-type="float" office:value="77.0"/>
          <table:table-cell office:value-type="float" office:value="19566.0"/>
          <table:table-cell office:value-type="float" office:value="377567.0"/>
          <table:table-cell office:value-type="float" office:value="223147.0"/>
          <table:table-cell office:value-type="float" office:value="839431.0"/>
          <table:table-cell office:value-type="float" office:value="23024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0.1732"/>
          <table:table-cell office:value-type="float" office:value="19.667"/>
          <table:table-cell office:value-type="float" office:value="16.7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439.0"/>
          <table:table-cell office:value-type="float" office:value="260118.0"/>
          <table:table-cell office:value-type="float" office:value="313564.0"/>
          <table:table-cell office:value-type="float" office:value="1133705.0"/>
          <table:table-cell office:value-type="float" office:value="3151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.32"/>
          <table:table-cell office:value-type="float" office:value="41.775"/>
          <table:table-cell office:value-type="float" office:value="38.83"/>
          <table:table-cell office:value-type="float" office:value="1.0"/>
          <table:table-cell office:value-type="float" office:value="0.0"/>
          <table:table-cell office:value-type="float" office:value="292.0"/>
          <table:table-cell office:value-type="float" office:value="94287.0"/>
          <table:table-cell office:value-type="float" office:value="641506.0"/>
          <table:table-cell office:value-type="float" office:value="313564.0"/>
          <table:table-cell office:value-type="float" office:value="1133705.0"/>
          <table:table-cell office:value-type="float" office:value="315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.7487"/>
          <table:table-cell office:value-type="float" office:value="11.246"/>
          <table:table-cell office:value-type="float" office:value="9.42"/>
          <table:table-cell office:value-type="float" office:value="1.0"/>
          <table:table-cell office:value-type="float" office:value="0.0"/>
          <table:table-cell office:value-type="float" office:value="94.0"/>
          <table:table-cell office:value-type="float" office:value="24255.0"/>
          <table:table-cell office:value-type="float" office:value="454992.0"/>
          <table:table-cell office:value-type="float" office:value="223147.0"/>
          <table:table-cell office:value-type="float" office:value="839433.0"/>
          <table:table-cell office:value-type="float" office:value="23050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71909"/>
          <table:table-cell office:value-type="float" office:value="0.642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4.0"/>
          <table:table-cell office:value-type="float" office:value="601.0"/>
          <table:table-cell office:value-type="float" office:value="3120.0"/>
          <table:table-cell office:value-type="float" office:value="49726.0"/>
          <table:table-cell office:value-type="float" office:value="172018.0"/>
          <table:table-cell office:value-type="float" office:value="135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5445"/>
          <table:table-cell office:value-type="float" office:value="0.55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589.0"/>
          <table:table-cell office:value-type="float" office:value="49726.0"/>
          <table:table-cell office:value-type="float" office:value="172018.0"/>
          <table:table-cell office:value-type="float" office:value="136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4911"/>
          <table:table-cell office:value-type="float" office:value="0.2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0.0"/>
          <table:table-cell office:value-type="float" office:value="34617.0"/>
          <table:table-cell office:value-type="float" office:value="121687.0"/>
          <table:table-cell office:value-type="float" office:value="1192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25389"/>
          <table:table-cell office:value-type="float" office:value="1.033"/>
          <table:table-cell office:value-type="float" office:value="0.62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910.0"/>
          <table:table-cell office:value-type="float" office:value="24970.0"/>
          <table:table-cell office:value-type="float" office:value="49726.0"/>
          <table:table-cell office:value-type="float" office:value="172018.0"/>
          <table:table-cell office:value-type="float" office:value="1365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42487"/>
          <table:table-cell office:value-type="float" office:value="0.6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6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4232"/>
          <table:table-cell office:value-type="float" office:value="0.3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8.0"/>
          <table:table-cell office:value-type="float" office:value="34617.0"/>
          <table:table-cell office:value-type="float" office:value="121687.0"/>
          <table:table-cell office:value-type="float" office:value="1193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909172"/>
          <table:table-cell office:value-type="float" office:value="0.587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0.0"/>
          <table:table-cell office:value-type="float" office:value="1227.0"/>
          <table:table-cell office:value-type="float" office:value="49726.0"/>
          <table:table-cell office:value-type="float" office:value="172018.0"/>
          <table:table-cell office:value-type="float" office:value="135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10111"/>
          <table:table-cell office:value-type="float" office:value="0.51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6.0"/>
          <table:table-cell office:value-type="float" office:value="49726.0"/>
          <table:table-cell office:value-type="float" office:value="172018.0"/>
          <table:table-cell office:value-type="float" office:value="1254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37009"/>
          <table:table-cell office:value-type="float" office:value="0.34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0"/>
          <table:table-cell office:value-type="float" office:value="34617.0"/>
          <table:table-cell office:value-type="float" office:value="121687.0"/>
          <table:table-cell office:value-type="float" office:value="11194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743927"/>
          <table:table-cell office:value-type="float" office:value="0.509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8.0"/>
          <table:table-cell office:value-type="float" office:value="1463.0"/>
          <table:table-cell office:value-type="float" office:value="49726.0"/>
          <table:table-cell office:value-type="float" office:value="172018.0"/>
          <table:table-cell office:value-type="float" office:value="134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1974"/>
          <table:table-cell office:value-type="float" office:value="0.57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.0"/>
          <table:table-cell office:value-type="float" office:value="49726.0"/>
          <table:table-cell office:value-type="float" office:value="172018.0"/>
          <table:table-cell office:value-type="float" office:value="13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706098"/>
          <table:table-cell office:value-type="float" office:value="0.2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5.0"/>
          <table:table-cell office:value-type="float" office:value="34617.0"/>
          <table:table-cell office:value-type="float" office:value="121687.0"/>
          <table:table-cell office:value-type="float" office:value="1122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45428"/>
          <table:table-cell office:value-type="float" office:value="0.579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711.0"/>
          <table:table-cell office:value-type="float" office:value="49726.0"/>
          <table:table-cell office:value-type="float" office:value="172018.0"/>
          <table:table-cell office:value-type="float" office:value="1347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9092"/>
          <table:table-cell office:value-type="float" office:value="0.50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585.0"/>
          <table:table-cell office:value-type="float" office:value="49726.0"/>
          <table:table-cell office:value-type="float" office:value="172018.0"/>
          <table:table-cell office:value-type="float" office:value="131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63471"/>
          <table:table-cell office:value-type="float" office:value="0.28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.0"/>
          <table:table-cell office:value-type="float" office:value="34617.0"/>
          <table:table-cell office:value-type="float" office:value="121687.0"/>
          <table:table-cell office:value-type="float" office:value="1196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